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lassenobjektwertzuweisungen</text:h>
      <text:p text:style-name="Text_20_body">Einem Klassenobjekt-Element kann der Wert mittels &lt;Klassenobjekt&gt;.&lt;Elementname&gt; zugewiesen werden, insofern auf das Element an der jeweiligen Position im Code zugreifbar ist.</text:p>
      <text:p text:style-name="Text_20_body">Einem Klassenobjekt können aber auch mehrere Elemente zugewiesen werden, indem die einzelnen Elemente mit Werten gefüllt werden.</text:p>
      <text:p text:style-name="Text_20_body">Dabei wird ermittelt ob das zugewiesene Objekt Elemente der entsprechenden Elementtypen enthält. Die Reihenfolge oder Anzahl müssen dabei nicht exakt der des Objekts entsprechen. Ist dies nicht der Fall, so gibt der Compiler lediglich eine Warnung aus (der Wartbar- und Übersichtlichkeit halber).</text:p>
      <text:p text:style-name="Text_20_body">Es gilt zu beachten, dass die nur Werte kopierbarer Typen auf diese Art zugewiesen werden können. Referenzierbare benutzerdefinierte Typen können mit „copy“ kopiert werden, dabei wird aber eine neue Instanz erzeugt, also ein Ganzzahlwert zurückgegeben und nicht die kopierten Werte!</text:p>
      <text:p text:style-name="Text_20_body">Die Notation einer Wertereihezuweisung sieht folgendermaßen aus:</text:p>
      <text:p text:style-name="Text_20_body">&lt;Objektvariable&gt;</text:p>
      <text:p text:style-name="Text_20_body">ARRAY-ZUWEISUNG NOCH HINZUFÜGEN UND VERBI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0T14:03:37.58</meta:creation-date>
    <meta:generator>OpenOffice.org/3.1$Win32 OpenOffice.org_project/310m11$Build-9399</meta:generator>
    <dc:date>2010-06-10T14:11:31.46</dc:date>
    <meta:editing-duration>PT00H07M52S</meta:editing-duration>
    <meta:editing-cycles>4</meta:editing-cycles>
    <meta:document-statistic meta:table-count="0" meta:image-count="0" meta:object-count="0" meta:page-count="1" meta:paragraph-count="8" meta:word-count="135" meta:character-count="1033"/>
  </office:meta>
</office:document-meta>
</file>